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style:font-name="DejaVu Sans" fo:font-size="10pt" style:text-underline-style="solid" style:text-underline-width="auto" style:text-underline-color="font-color" style:font-size-asian="10pt" style:font-size-complex="10pt"/>
    </style:style>
    <style:style style:name="P3" style:family="paragraph" style:parent-style-name="Standard">
      <style:text-properties style:font-name="DejaVu Sans" fo:font-size="10pt" style:font-size-asian="10pt" style:font-size-complex="10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list-style-name="L1">
      <style:text-properties style:font-name="DejaVu San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officeooo:rsid="0018fe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gments</text:p>
      <text:p text:style-name="P3"/>
      <text:p text:style-name="P2">Quelques questions :</text:p>
      <text:p text:style-name="P3"/>
      <text:p text:style-name="P3"><text:bookmark-start text:name="__DdeLink__115_1148646586"/>Pourquoi les russes savent-ils construire des choses qui durent ?<text:bookmark-end text:name="__DdeLink__115_1148646586"/></text:p>
      <text:p text:style-name="P3"/>
      <text:p text:style-name="P3"><text:bookmark-start text:name="__DdeLink__117_1148646586"/>Pourquoi 90 % de la musique qui a marqué l'histoire et continue de la marquer vient de grande Bretagne ?<text:bookmark-end text:name="__DdeLink__117_1148646586"/></text:p>
      <text:p text:style-name="P3"/>
      <text:p text:style-name="P3"><text:bookmark-start text:name="__DdeLink__119_1148646586"/>Qu'est-ce qu'aurait donné une humanité « biologiquement autistique » à la manière des dauphins : utopie, dystopie ?<text:bookmark-end text:name="__DdeLink__119_1148646586"/></text:p>
      <text:p text:style-name="P3"/>
      <text:p text:style-name="P3"><text:span text:style-name="T1">Contrepèterie :</text:span> </text:p>
      <text:p text:style-name="P3"/>
      <text:p text:style-name="P3">- <text:bookmark-start text:name="__DdeLink__121_1148646586"/>Imaginez une machine à lécher le singe.<text:bookmark-end text:name="__DdeLink__121_1148646586"/></text:p>
      <text:p text:style-name="P3"/>
      <text:p text:style-name="P2">Contre-proverbes : </text:p>
      <text:p text:style-name="P3"/>
      <text:p text:style-name="P3">- <text:bookmark-start text:name="__DdeLink__125_1148646586"/>« loin des yeux, loin du coeur » , « absence makes the heart grow fonder »<text:bookmark-end text:name="__DdeLink__125_1148646586"/></text:p>
      <text:p text:style-name="P3"/>
      <text:p text:style-name="P3">- <text:bookmark-start text:name="__DdeLink__127_1148646586"/>C'est parce que les chiens font des chats à un moment donné que nous avons toutes ces créatures sur terre.<text:bookmark-end text:name="__DdeLink__127_1148646586"/></text:p>
      <text:p text:style-name="P3"/>
      <text:list xml:id="list6715966297703971219" text:style-name="L1">
        <text:list-item>
          <text:p text:style-name="P5"><text:bookmark-start text:name="__DdeLink__129_1148646586"/>Fais comme « pas chez toi » !<text:bookmark-end text:name="__DdeLink__129_1148646586"/></text:p>
        </text:list-item>
      </text:list>
      <text:p text:style-name="P3"/>
      <text:p text:style-name="P3">- <text:bookmark-start text:name="__DdeLink__131_1148646586"/>J'aime la programmation parce que c'est un monde où c'est essentiellement et réellement avec les « si » qu'on fait plein de choses.<text:bookmark-end text:name="__DdeLink__131_1148646586"/></text:p>
      <text:p text:style-name="P3"/>
      <text:p text:style-name="P2">A mon sujet:</text:p>
      <text:p text:style-name="P3"/>
      <text:p text:style-name="P3"><text:bookmark-start text:name="__DdeLink__139_1148646586"/>Mon cynisme est la manière de révéler les contradictions dans le comportement des gens et souvent de s'en moquer.<text:bookmark-end text:name="__DdeLink__139_1148646586"/></text:p>
      <text:p text:style-name="P3"/>
      <text:p text:style-name="P3"><text:bookmark-start text:name="__DdeLink__141_1148646586"/>Je suis européen dans mon esprit, indien dans mon coeur et colombien dans mon inconscient. Pourtant une nuit j'ai rêvé de quelque chose de totalement ex nihilo, qui n'a donc d'existence nulle part, un nom prénom : <text:span text:style-name="T2">S</text:span>hal <text:span text:style-name="T2">I</text:span>shamdjer (à consonance indienne) .<text:bookmark-end text:name="__DdeLink__141_1148646586"/></text:p>
      <text:p text:style-name="P3"/>
      <text:p text:style-name="P3"><text:bookmark-start text:name="__DdeLink__143_1148646586"/>Je suis homosexuel psychiquement, hétérosexuel physiquement.<text:bookmark-end text:name="__DdeLink__143_1148646586"/></text:p>
      <text:p text:style-name="P3"/>
      <text:p text:style-name="P2">Remarques sur diverses sciences :</text:p>
      <text:p text:style-name="P3"/>
      <text:p text:style-name="P3"><text:bookmark-start text:name="__DdeLink__135_1148646586"/>Malheureusement la psychiatrie est la branche de la médecine qui évolue le moins.<text:bookmark-end text:name="__DdeLink__135_1148646586"/></text:p>
      <text:p text:style-name="P3"/>
      <text:p text:style-name="P3"><text:bookmark-start text:name="__DdeLink__133_1148646586"/>La philosophie ne mène à rien car tout mène à la philosophie.<text:bookmark-end text:name="__DdeLink__133_1148646586"/></text:p>
      <text:p text:style-name="P3"/>
      <text:p text:style-name="P3"><text:bookmark-start text:name="__DdeLink__137_1148646586"/>Les rêves sont comme une boîte de pandore qu'il faudrait manipuler avec une extrême précaution et que sous certaines conditions.<text:bookmark-end text:name="__DdeLink__137_1148646586"/></text:p>
      <text:p text:style-name="P3"/>
      <text:p text:style-name="P2">Autres :</text:p>
      <text:p text:style-name="P3"/>
      <text:p text:style-name="P3"><text:bookmark-start text:name="__DdeLink__145_1148646586"/>Le vivant n'est vraiment ce qu'il est que lorsqu'il prend des risques.<text:bookmark-end text:name="__DdeLink__145_1148646586"/></text:p>
      <text:p text:style-name="P3"/>
      <text:p text:style-name="P3"><text:bookmark-start text:name="__DdeLink__147_1148646586"/>Les gens intéressants sont simplement ceux ou celles qui s'intéressent à une foultitude de choses et sont capables de les faire partager avec passion.<text:bookmark-end text:name="__DdeLink__147_1148646586"/></text:p>
      <text:p text:style-name="P3"/>
      <text:p text:style-name="P3"><text:bookmark-start text:name="__DdeLink__149_1148646586"/>Ne pas savoir parler anglais c'est presque comme ne pas savoir utiliser un ordinateur. (D'ailleurs il est assez rare de rencontrer une personne parlant un très bon anglais qui ne soit pas sa langue native et ne sachant pas manipuler un ordinateur).<text:bookmark-end text:name="__DdeLink__149_1148646586"/></text:p>
      <text:p text:style-name="P3"><text:bookmark-start text:name="__DdeLink__151_1148646586"/><text:soft-page-break/>La musique est probablement la seule religion (du latin religiare : qui unit les gens).<text:bookmark-end text:name="__DdeLink__151_1148646586"/></text:p>
      <text:p text:style-name="P3"/>
      <text:p text:style-name="P3"><text:bookmark-start text:name="__DdeLink__153_1148646586"/>La musique est l'art le plus « Dionysiaque » !<text:bookmark-end text:name="__DdeLink__153_1148646586"/></text:p>
      <text:p text:style-name="P3"/>
      <text:p text:style-name="P3"><text:bookmark-start text:name="__DdeLink__159_1148646586"/><text:bookmark-start text:name="__DdeLink__155_1148646586"/>Je pense tous les jours plusieurs fois à la mort. Sergeï Rachmaninoff était assez envahi par la mort, lorsqu'on écoute sa musique ons a l'impression qu'elle ne nous attendra jamais.<text:bookmark-end text:name="__DdeLink__159_1148646586"/><text:bookmark-end text:name="__DdeLink__155_1148646586"/></text:p>
      <text:p text:style-name="P3"><text:s/></text:p>
      <text:p text:style-name="P3"><text:bookmark-start text:name="__DdeLink__157_1148646586"/>Il y aurait-il meilleur moment pour mourir que pendant l'acte d'amour ?<text:bookmark-end text:name="__DdeLink__157_11486465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20:32:55.728489302</meta:creation-date>
    <dc:date>2014-09-16T19:51:59.737890581</dc:date>
    <meta:editing-duration>PT2H27M13S</meta:editing-duration>
    <meta:editing-cycles>64</meta:editing-cycles>
    <meta:generator>LibreOffice/4.2.6.3$Linux_X86_64 LibreOffice_project/420m0$Build-3</meta:generator>
    <meta:document-statistic meta:table-count="0" meta:image-count="0" meta:object-count="0" meta:page-count="2" meta:paragraph-count="29" meta:word-count="404" meta:character-count="2340" meta:non-whitespace-character-count="1962"/>
  </office:meta>
</office:document-meta>
</file>